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automatic-styles>
    <style:style style:name="P1" style:family="paragraph" style:parent-style-name="Title">
      <style:text-properties style:font-name="PP Pier Sans"/>
    </style:style>
    <style:style style:name="P2" style:family="paragraph" style:parent-style-name="Heading_20_3">
      <style:text-properties style:font-name="PP Pier Sans"/>
    </style:style>
    <style:style style:name="P3" style:family="paragraph" style:parent-style-name="Heading_20_3">
      <style:text-properties style:font-name="PP Pier Sans"/>
    </style:style>
    <style:style style:name="P4" style:family="paragraph" style:parent-style-name="Heading_20_4">
      <style:text-properties style:font-name="PP Pier Sans"/>
    </style:style>
    <style:style style:name="P5" style:family="paragraph" style:parent-style-name="Standard">
      <style:text-properties style:font-name="PP Pier Sans" officeooo:rsid="0005fc7f" officeooo:paragraph-rsid="0005fc7f"/>
    </style:style>
    <style:style style:name="P6" style:family="paragraph" style:parent-style-name="Standard">
      <style:text-properties style:font-name="PP Pier Sans" officeooo:paragraph-rsid="0005fc7f"/>
    </style:style>
    <style:style style:name="P7" style:family="paragraph" style:parent-style-name="Text_20_body" style:list-style-name="L7"/>
    <style:style style:name="P8" style:family="paragraph" style:parent-style-name="Text_20_body" style:list-style-name="L7">
      <style:paragraph-properties fo:margin-top="0cm" fo:margin-bottom="0cm" style:contextual-spacing="false"/>
    </style:style>
    <style:style style:name="P9" style:family="paragraph" style:parent-style-name="Text_20_body" style:list-style-name="L7">
      <style:paragraph-properties fo:margin-top="0cm" fo:margin-bottom="0cm" style:contextual-spacing="false"/>
      <style:text-properties officeooo:paragraph-rsid="00073c0d"/>
    </style:style>
    <style:style style:name="P10" style:family="paragraph" style:parent-style-name="Text_20_body" style:list-style-name="L8"/>
    <style:style style:name="P11" style:family="paragraph" style:parent-style-name="Text_20_body" style:list-style-name="L8">
      <style:paragraph-properties fo:margin-top="0cm" fo:margin-bottom="0cm" style:contextual-spacing="false"/>
    </style:style>
    <style:style style:name="P12" style:family="paragraph" style:parent-style-name="Text_20_body" style:list-style-name="L9">
      <style:paragraph-properties fo:margin-top="0cm" fo:margin-bottom="0cm" style:contextual-spacing="false"/>
      <style:text-properties officeooo:paragraph-rsid="00073c0d"/>
    </style:style>
    <style:style style:name="P13" style:family="paragraph" style:parent-style-name="Text_20_body" style:list-style-name="L9">
      <style:text-properties officeooo:paragraph-rsid="00073c0d"/>
    </style:style>
    <style:style style:name="P14" style:family="paragraph" style:parent-style-name="Text_20_body">
      <style:text-properties style:font-name="PP Pier Sans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PP Pier Sans"/>
    </style:style>
    <style:style style:name="P16" style:family="paragraph" style:parent-style-name="Text_20_body" style:list-style-name="L6">
      <style:paragraph-properties fo:margin-top="0cm" fo:margin-bottom="0cm" style:contextual-spacing="false"/>
      <style:text-properties style:font-name="PP Pier Sans"/>
    </style:style>
    <style:style style:name="P17" style:family="paragraph" style:parent-style-name="Text_20_body" style:list-style-name="L6">
      <style:text-properties style:font-name="PP Pier Sans"/>
    </style:style>
    <style:style style:name="T1" style:family="text">
      <style:text-properties officeooo:rsid="000626e5"/>
    </style:style>
    <style:style style:name="T2" style:family="text">
      <style:text-properties style:font-name="PP Pier Sans"/>
    </style:style>
    <style:style style:name="T3" style:family="text">
      <style:text-properties style:font-name="PP Pier Sans" officeooo:rsid="00073c0d"/>
    </style:style>
    <style:style style:name="T4" style:family="text">
      <style:text-properties officeooo:rsid="00073c0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Javier Pedragosa<text:tab/><text:tab/>–<text:tab/><text:tab/>DAW1<text:tab/><text:tab/> <text:s/>–<text:tab/><text:tab/> <text:s text:c="3"/><text:span text:style-name="T1">Digitalització</text:span> Aplicada</text:p>
      <text:p text:style-name="P6"/>
      <text:p text:style-name="P6"/>
      <text:p text:style-name="P1"><text:span text:style-name="T4">6.1.</text:span>Definició de transformació digital</text:p>
      <text:p text:style-name="P14"/>
      <text:h text:style-name="P2" text:outline-level="3"><text:span text:style-name="Strong_20_Emphasis"><text:span text:style-name="T2">Troba 2 definicions del concepte de Transformació Digital en una empresa:</text:span></text:span></text:h>
      <text:list text:style-name="L6">
        <text:list-item>
          <text:p text:style-name="P16">La Transformació Digital en una empresa és el procés d'integrar tecnologies digitals en tots els àmbits de l'organització per millorar processos, productes i serveis, adaptant-se a un mercat en constant canvi. Aquest procés no només implica l'ús d'eines com la intel·ligència artificial o el big data, sinó també un canvi cultural que promou la innovació i l'agilitat, generant valor per als clients i <text:span text:style-name="T4">les empreses</text:span>.</text:p>
          <text:p text:style-name="P16"/>
        </text:list-item>
        <text:list-item>
          <text:p text:style-name="P17"><text:span text:style-name="T4">L</text:span>a Transformació Digital és l'estratègia amb què una empresa reestructura les seves operacions, models de negoci i cultura gràcies a tecnologies digitals com la automatització, l'anàlisi de dades o les plataformes en línia. Aquest procés parteix d'un anàlisi inicial de les necessitats de cada àrea, amb l'objectiu d'optimitzar l'eficiència, reduir costos, millorar l'experiència del client i mantenir-se competitiva en un entorn digitalitzat. </text:p>
        </text:list-item>
      </text:list>
      <text:h text:style-name="P2" text:outline-level="3"/>
      <text:h text:style-name="P2" text:outline-level="3">Proposta d'incorporació d'una nova tecnologia en la cadena de subministrament d'una empresa dedicada a la comercialització d'equips informàtics portàtils i telèfons intel·ligents:</text:h>
      <text:h text:style-name="P4" text:outline-level="4">Context de l'empresa</text:h>
      <text:p text:style-name="P15">La meva proposta es centra en una empresa que comercialitza portàtils i telèfons intel·ligents, un sector molt competitiu on la velocitat de lliurament, la gestió d'inventaris i la traçabilitat són essencials. La cadena de subministrament inclou proveïdors de components (com processadors, pantalles i bateries), ensambladors, magatzems i distribuïdors.</text:p>
      <text:p text:style-name="P15"/>
      <text:h text:style-name="P4" text:outline-level="4">Tecnologia proposada: Internet de les Cos<text:span text:style-name="T4">e</text:span>s (IoT) amb sensors intel·ligents</text:h>
      <text:p text:style-name="P15">He decidit proposar la implementació d'IoT amb sensors intel·ligents a la cadena de subministrament, <text:span text:style-name="T4">ja que tinc certa experiència amb Arduino i la programació i gestió de sensors</text:span>. Aquests sensors es col·locarien als contenidors de components, productes acabats i vehicles de transport, recollint dades en temps real com la ubicació, la temperatura, la humitat i les condicions de maneig.</text:p>
      <text:p text:style-name="P15"/>
      <text:h text:style-name="P4" text:outline-level="4"><text:soft-page-break/>Fases d'implementació</text:h>
      <text:list text:style-name="L7">
        <text:list-item>
          <text:p text:style-name="P9"><text:span text:style-name="Strong_20_Emphasis"><text:span text:style-name="T2">Anàlisi inicial</text:span></text:span><text:span text:style-name="T2">:<text:line-break/>Àrees clau de la cadena de subministrament: aprovisionament, transport, emmagatzematge i distribució. </text:span></text:p>
          <text:p text:style-name="P9"><text:span text:style-name="T3">P</text:span><text:span text:style-name="T2">roblemes: retards en els enviaments, pèrdues per condicions ambientals (per exemple, sobreescalfament de bateries) o excés d'inventari.</text:span></text:p>
        </text:list-item>
        <text:list-item>
          <text:p text:style-name="P8"><text:span text:style-name="Strong_20_Emphasis"><text:span text:style-name="T2">Desplegament de la tecnologia</text:span></text:span><text:span text:style-name="T2">:<text:line-break/></text:span><text:span text:style-name="T3">S</text:span><text:span text:style-name="T2">ensors IoT als contenidors, magatzems i vehicles de transport. Per exemple, sensors de temperatura per protegir bateries i GPS per rastreig en temps real. Connectar els sensors a una plataforma basada en el núvol (com AWS IoT o Azure IoT Hub) per processar i visualitzar les dades. Finalment, formar el personal en l'ús de la plataforma i en la resposta a alertes (com si un enviament es desvia). </text:span></text:p>
        </text:list-item>
        <text:list-item>
          <text:p text:style-name="P8"><text:span text:style-name="Strong_20_Emphasis"><text:span text:style-name="T2">Optimització dels fluxos de treball</text:span></text:span><text:span text:style-name="T2">: </text:span></text:p>
          <text:list>
            <text:list-item>
              <text:p text:style-name="P8"><text:span text:style-name="Strong_20_Emphasis"><text:span text:style-name="T2">Aprovisionament</text:span></text:span><text:span text:style-name="T2">: Els sensors informaran sobre l'arribada de components, permetent ajustar comandes en temps real i reduir l'excés d'inventari. </text:span></text:p>
            </text:list-item>
            <text:list-item>
              <text:p text:style-name="P8"><text:span text:style-name="Strong_20_Emphasis"><text:span text:style-name="T2">Transport</text:span></text:span><text:span text:style-name="T2">: El rastreig GPS optimitzarà rutes i reduirà retards, mentre que els sensors de condicions asseguraran que els productes arribin en bon estat. </text:span></text:p>
            </text:list-item>
            <text:list-item>
              <text:p text:style-name="P8"><text:span text:style-name="Strong_20_Emphasis"><text:span text:style-name="T2">Emmagatzematge</text:span></text:span><text:span text:style-name="T2">: Monitoratge de condicions ambientals (humitat i temperatura) per evitar danys als dispositius electrònics. </text:span></text:p>
            </text:list-item>
            <text:list-item>
              <text:p text:style-name="P7"><text:span text:style-name="Strong_20_Emphasis"><text:span text:style-name="T2">Distribució</text:span></text:span><text:span text:style-name="T2">: Alertes automàtiques als clients sobre l'estat dels seus enviaments, millorant la seva experiència. </text:span></text:p>
            </text:list-item>
          </text:list>
        </text:list-item>
      </text:list>
      <text:h text:style-name="P4" text:outline-level="4">Beneficis esperats</text:h>
      <text:list text:style-name="L8">
        <text:list-item>
          <text:p text:style-name="P11"><text:span text:style-name="Strong_20_Emphasis"><text:span text:style-name="T2">Eficiència</text:span></text:span><text:span text:style-name="T2">: Reducció dels temps de lliurament gràcies a rutes optimitzades i prevenció de retards. </text:span></text:p>
        </text:list-item>
        <text:list-item>
          <text:p text:style-name="P11"><text:span text:style-name="Strong_20_Emphasis"><text:span text:style-name="T2">Reducció de costos</text:span></text:span><text:span text:style-name="T2">: Menys pèrdues per condicions inadequades i millor gestió d'inventaris. </text:span></text:p>
        </text:list-item>
        <text:list-item>
          <text:p text:style-name="P11"><text:span text:style-name="Strong_20_Emphasis"><text:span text:style-name="T2">Transparència</text:span></text:span><text:span text:style-name="T2">: Traçabilitat completa per complir normatives i guanyar la confiança dels clients. </text:span></text:p>
        </text:list-item>
        <text:list-item>
          <text:p text:style-name="P10"><text:span text:style-name="Strong_20_Emphasis"><text:span text:style-name="T2">Escalabilitat</text:span></text:span><text:span text:style-name="T2">: La plataforma IoT es pot integrar amb altres tecnologies, com la intel·ligència artificial per predir la demanda. </text:span></text:p>
        </text:list-item>
      </text:list>
      <text:h text:style-name="P4" text:outline-level="4">Desafiaments i solucions</text:h>
      <text:list text:style-name="L9">
        <text:list-item>
          <text:p text:style-name="P12"><text:span text:style-name="Strong_20_Emphasis"><text:span text:style-name="T2">Cost inicial</text:span></text:span><text:span text:style-name="T2">: La instal·lació pot ser cara.</text:span></text:p>
          <text:p text:style-name="P12"><text:span text:style-name="T2">Solució: Començar amb un pilot en un magatzem o ruta clau abans d'expandir. </text:span></text:p>
          <text:p text:style-name="P12"><text:span text:style-name="T2"/></text:p>
        </text:list-item>
        <text:list-item>
          <text:p text:style-name="P12"><text:span text:style-name="Strong_20_Emphasis"><text:span text:style-name="T2">Seguretat de dades</text:span></text:span><text:span text:style-name="T2">: Les dades d'IoT són sensibles.</text:span></text:p>
          <text:p text:style-name="P12"><text:span text:style-name="T2">Solució: U</text:span><text:span text:style-name="T3">tilitzar</text:span><text:span text:style-name="T2"> xifrat i protocols segurs (com TLS) a la plataforma en el núvol. </text:span></text:p>
          <text:p text:style-name="P12"><text:span text:style-name="T2"/></text:p>
        </text:list-item>
        <text:list-item>
          <text:p text:style-name="P13"><text:span text:style-name="Strong_20_Emphasis"><text:span text:style-name="T2">Resistència al canvi</text:span></text:span><text:span text:style-name="T2">: El personal pot oposar-se.</text:span></text:p>
          <text:p text:style-name="P13"><text:span text:style-name="T2">Solució: </text:span><text:span text:style-name="T3">Donar una f</text:span><text:span text:style-name="T2">ormació contínua i mostrar beneficis tangibles, </text:span><text:span text:style-name="T3">com ara la comoditat o la feina estalviada</text:span><text:span text:style-name="T2">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PP Pier Sans Bold" fo:font-family="'PP Pier Sans Bold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5:20:09.042931017</meta:creation-date>
    <dc:date>2025-05-16T19:03:48.282612383</dc:date>
    <meta:editing-duration>PT15M49S</meta:editing-duration>
    <meta:editing-cycles>4</meta:editing-cycles>
    <meta:generator>LibreOffice/24.2.7.2$Linux_X86_64 LibreOffice_project/420$Build-2</meta:generator>
    <meta:print-date>2025-05-16T19:03:11.902909085</meta:print-date>
    <meta:printed-by>PDF files</meta:printed-by>
    <meta:document-statistic meta:table-count="0" meta:image-count="0" meta:object-count="0" meta:page-count="2" meta:paragraph-count="33" meta:word-count="616" meta:character-count="4214" meta:non-whitespace-character-count="3624"/>
  </office:meta>
</office:document-meta>
</file>